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ParsingConfig.checkFeature( String featureI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chemaParsingConfig.resetXML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ParsingConfig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chemaParsingConfig.setInputSource( XML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ParsingConfig.getFeature( String featur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ParsingConfig.SchemaParsing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ParsingConfig.SchemaParsingConfig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ParsingConfig.resetXML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ParsingConfig.resetNode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ParsingConfig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ParsingConfig.parse( XMLInputSource sour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chemaParsingConfig.addRecognizedParamsAndSetDefaults( XMLComponent compon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chemaParsingConfig.getProperty( String property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ParsingConfig.SchemaParsingConfig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ParsingConfig.setProperty( String propertyId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chemaParsingConfig.setFeature( String featureId , boolean 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hemaParsingConfig.parse( boolean complete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">
            <text:p text:style-name="Table_20_Contents">3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SchemaParsingConfig.SchemaParsingConfig( SymbolTable symbolTable , XMLGrammarPool grammarPool , XMLComponentManager parentSettin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SchemaParsingConfig.configurePipelin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chemaParsingConfig.checkProperty( String property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hemaParsingConfig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ParsingConfig.initXML11Compon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ParsingConfig.configureXML11Pipelin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